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fd3" officeooo:paragraph-rsid="00147fd3"/>
    </style:style>
    <style:style style:name="P2" style:family="paragraph" style:parent-style-name="Standard">
      <style:text-properties officeooo:rsid="0014ca96" officeooo:paragraph-rsid="0014ca96"/>
    </style:style>
    <style:style style:name="P3" style:family="paragraph" style:parent-style-name="Standard">
      <style:text-properties officeooo:rsid="0014ca96" officeooo:paragraph-rsid="0014ca96"/>
    </style:style>
    <style:style style:name="P4" style:family="paragraph" style:parent-style-name="Standard">
      <style:text-properties officeooo:rsid="001684e5" officeooo:paragraph-rsid="001684e5"/>
    </style:style>
    <style:style style:name="P5" style:family="paragraph" style:parent-style-name="Standard">
      <style:text-properties officeooo:rsid="00147fd3" officeooo:paragraph-rsid="00147fd3"/>
    </style:style>
    <style:style style:name="P6" style:family="paragraph" style:parent-style-name="Standard">
      <style:text-properties fo:font-size="16pt" fo:font-weight="bold" officeooo:rsid="001684e5" officeooo:paragraph-rsid="001684e5" style:font-size-asian="16pt" style:font-weight-asian="bold" style:font-size-complex="16pt" style:font-weight-complex="bold"/>
    </style:style>
    <style:style style:name="T1" style:family="text">
      <style:text-properties officeooo:rsid="0014c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tación Parsers</text:p>
      <text:p text:style-name="P1"/>
      <text:p text:style-name="P1"/>
      <text:p text:style-name="P1">- Parser canales noticias:</text:p>
      <text:p text:style-name="P1"><text:a xlink:type="simple" xlink:href="https://api.myjson.com/bins/1k5i4" text:style-name="Internet_20_link" text:visited-style-name="Visited_20_Internet_20_Link">https://api.myjson.com/bins/1k5i4</text:a></text:p>
      <text:p text:style-name="P1"/>
      <text:p text:style-name="P1">- Parser <text:span text:style-name="T1">peliculas trending:</text:span></text:p>
      <text:p text:style-name="P2"><text:a xlink:type="simple" xlink:href="https://api.myjson.com/bins/4sblo" text:style-name="Internet_20_link" text:visited-style-name="Visited_20_Internet_20_Link">https://api.myjson.com/bins/4sblo</text:a></text:p>
      <text:p text:style-name="P2"/>
      <text:p text:style-name="P2"/>
      <text:p text:style-name="P4">Copiar y pegar la data en <text:a xlink:type="simple" xlink:href="http://www.jsoneditoronline.org/" text:style-name="Internet_20_link" text:visited-style-name="Visited_20_Internet_20_Link">http://www.jsoneditoronline.org/</text:a> para poder ver claramente los atributos que necesita cada POJO para el parse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5:15:35.689818592</meta:creation-date>
    <dc:date>2016-10-25T15:40:30.444770541</dc:date>
    <meta:editing-duration>PT14M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32" meta:character-count="277" meta:non-whitespace-character-count="251"/>
  </office:meta>
</office:document-meta>
</file>